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aecf00" draw:textarea-horizontal-align="justify" draw:textarea-vertical-align="middle" draw:auto-grow-height="false" fo:wrap-option="wrap"/>
    </style:style>
    <style:style style:name="gr2" style:family="graphic" style:parent-style-name="standard">
      <style:graphic-properties draw:textarea-horizontal-align="justify" draw:textarea-vertical-align="middle" draw:auto-grow-height="false" fo:wrap-option="wrap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8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/>
    </style:style>
    <style:style style:name="P3" style:family="paragraph">
      <style:paragraph-properties fo:text-align="center"/>
      <style:text-properties fo:font-size="12pt" style:font-size-asian="12pt" style:font-size-complex="12pt"/>
    </style:style>
    <style:style style:name="P4" style:family="paragraph"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9.017cm" svg:height="1.905cm" svg:x="5.653cm" svg:y="1.635cm">
          <text:p text:style-name="P1"><text:span text:style-name="T1">Security implemented in software implement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12" draw:id="id12" draw:layer="layout" svg:width="2.667cm" svg:height="3.175cm" svg:x="5.461cm" svg:y="12.319cm">
          <text:p text:style-name="P1"><text:span text:style-name="T2">All OWASP top 10 <text:s/>(2013 &amp; 2017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3" draw:id="id3" draw:layer="layout" svg:width="4.064cm" svg:height="1.905cm" svg:x="10.922cm" svg:y="8.255cm">
          <text:p text:style-name="P1"><text:span text:style-name="T2">Entire most-relevant security guide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5" draw:id="id5" draw:layer="layout" svg:width="2.921cm" svg:height="1.143cm" svg:x="16.891cm" svg:y="5.842cm">
          <text:p text:style-name="P1"><text:span text:style-name="T2">Hardening appli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7.81cm" svg:y1="7.747cm" svg:x2="10.162cm" svg:y2="3.54cm" draw:start-shape="id1" draw:start-glue-point="0" draw:end-shape="id2" draw:end-glue-point="8" svg:d="M7810 7747l2352-4207" svg:viewBox="0 0 2353 4208">
          <text:p/>
        </draw:connector>
        <draw:connector draw:style-name="gr3" draw:text-style-name="P1" draw:layer="layout" draw:type="line" svg:x1="12.954cm" svg:y1="8.255cm" svg:x2="12.7cm" svg:y2="7.366cm" draw:start-shape="id3" draw:start-glue-point="0" draw:end-shape="id4" draw:end-glue-point="2" svg:d="M12954 8255l-254-889" svg:viewBox="0 0 255 890">
          <text:p/>
        </draw:connector>
        <draw:connector draw:style-name="gr3" draw:text-style-name="P1" draw:layer="layout" draw:type="line" svg:x1="18.351cm" svg:y1="5.842cm" svg:x2="10.162cm" svg:y2="3.54cm" draw:start-shape="id5" draw:start-glue-point="0" draw:end-shape="id2" draw:end-glue-point="8" svg:d="M18351 5842l-8189-2302" svg:viewBox="0 0 8190 2303">
          <text:p/>
        </draw:connector>
        <draw:custom-shape draw:style-name="gr2" draw:text-style-name="P3" xml:id="id6" draw:id="id6" draw:layer="layout" svg:width="4.318cm" svg:height="2.794cm" svg:x="9.779cm" svg:y="13.97cm">
          <text:p text:style-name="P1"><text:span text:style-name="T2">Hardened HTTP headers, including restrictive Content Security Policy (CSP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7" draw:id="id7" draw:layer="layout" svg:width="2.413cm" svg:height="1.778cm" svg:x="14.905cm" svg:y="19.812cm">
          <text:p text:style-name="P1"><text:span text:style-name="T2">Origin-checking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8" draw:id="id8" draw:layer="layout" svg:width="3.002cm" svg:height="1.886cm" svg:x="11.095cm" svg:y="11.068cm">
          <text:p text:style-name="P1"><text:span text:style-name="T2">Force HTTPS, including via HST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4.097cm" svg:y1="15.367cm" svg:x2="18.351cm" svg:y2="6.985cm" draw:start-shape="id6" draw:start-glue-point="1" draw:end-shape="id5" draw:end-glue-point="2" svg:d="M14097 15367l4254-8382" svg:viewBox="0 0 4255 8383">
          <text:p/>
        </draw:connector>
        <draw:connector draw:style-name="gr3" draw:text-style-name="P1" draw:layer="layout" draw:type="line" svg:x1="16.111cm" svg:y1="19.812cm" svg:x2="18.351cm" svg:y2="6.985cm" draw:start-shape="id7" draw:start-glue-point="0" draw:end-shape="id5" draw:end-glue-point="2" svg:d="M16111 19812l2240-12827" svg:viewBox="0 0 2241 12828">
          <text:p/>
        </draw:connector>
        <draw:connector draw:style-name="gr3" draw:text-style-name="P1" draw:layer="layout" draw:type="line" svg:x1="14.097cm" svg:y1="12.011cm" svg:x2="18.351cm" svg:y2="6.985cm" draw:start-shape="id8" draw:start-glue-point="1" draw:end-shape="id5" draw:end-glue-point="2" svg:d="M14097 12011l4254-5026" svg:viewBox="0 0 4255 5027">
          <text:p/>
        </draw:connector>
        <draw:connector draw:style-name="gr3" draw:text-style-name="P1" draw:layer="layout" draw:type="line" svg:x1="14.778cm" svg:y1="17.399cm" svg:x2="18.351cm" svg:y2="6.985cm" draw:start-shape="id9" draw:start-glue-point="0" draw:end-shape="id5" draw:end-glue-point="2" svg:d="M14778 17399l3573-10414" svg:viewBox="0 0 3574 10415">
          <text:p/>
        </draw:connector>
        <draw:custom-shape draw:style-name="gr2" draw:text-style-name="P3" xml:id="id9" draw:id="id9" draw:layer="layout" svg:width="2.286cm" svg:height="2.032cm" svg:x="13.635cm" svg:y="17.399cm">
          <text:p text:style-name="P1"><text:span text:style-name="T2">Per-form CSRF toke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0" draw:id="id10" draw:layer="layout" svg:width="2.286cm" svg:height="2.032cm" svg:x="17.699cm" svg:y="19.558cm">
          <text:p text:style-name="P1"><text:span text:style-name="T2">Email rate limi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8.842cm" svg:y1="19.558cm" svg:x2="18.351cm" svg:y2="6.985cm" draw:start-shape="id10" draw:start-glue-point="0" draw:end-shape="id5" draw:end-glue-point="2" svg:d="M18842 19558l-491-12573" svg:viewBox="0 0 492 12574">
          <text:p/>
        </draw:connector>
        <draw:custom-shape draw:style-name="gr2" draw:text-style-name="P3" xml:id="id11" draw:id="id11" draw:layer="layout" svg:width="3.937cm" svg:height="1.524cm" svg:x="0.889cm" svg:y="15.621cm">
          <text:p text:style-name="P1"><text:span text:style-name="T2">1. Injection (incl. SQL injection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3" draw:id="id13" draw:layer="layout" svg:width="2.794cm" svg:height="1.27cm" svg:x="1.959cm" svg:y="17.526cm">
          <text:p text:style-name="P1"><text:span text:style-name="T2">2. Auth &amp; sess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4" draw:id="id14" draw:layer="layout" svg:width="2.286cm" svg:height="0.889cm" svg:x="2.413cm" svg:y="19.05cm">
          <text:p text:style-name="P1"><text:span text:style-name="T2">3. XS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5" draw:id="id15" draw:layer="layout" svg:width="3.937cm" svg:height="1.524cm" svg:x="0.87cm" svg:y="20.609cm">
          <text:p text:style-name="P1"><text:span text:style-name="T2">4. Insecure object referenc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6" draw:id="id16" draw:layer="layout" svg:width="3.937cm" svg:height="1.524cm" svg:x="0.805cm" svg:y="22.441cm">
          <text:p text:style-name="P1"><text:span text:style-name="T2">5. Security misconfigura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7" draw:id="id17" draw:layer="layout" svg:width="3.937cm" svg:height="1.524cm" svg:x="1.078cm" svg:y="24.892cm">
          <text:p text:style-name="P1"><text:span text:style-name="T2">6. Sensitive data exposur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8" draw:id="id18" draw:layer="layout" svg:width="3.937cm" svg:height="1.524cm" svg:x="5.396cm" svg:y="25.054cm">
          <text:p text:style-name="P1"><text:span text:style-name="T2">7. Missing access control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19" draw:id="id19" draw:layer="layout" svg:width="2.286cm" svg:height="1.318cm" svg:x="6.35cm" svg:y="23.003cm">
          <text:p text:style-name="P1"><text:span text:style-name="T2">8. CSRF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0" draw:id="id20" draw:layer="layout" svg:width="3.48cm" svg:height="1.318cm" svg:x="9.874cm" svg:y="25.28cm">
          <text:p text:style-name="P1"><text:span text:style-name="T2">9. Known vulnerabilitie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1" draw:id="id21" draw:layer="layout" svg:width="3.048cm" svg:height="1.953cm" svg:x="10.087cm" svg:y="23.112cm">
          <text:p text:style-name="P1"><text:span text:style-name="T2">10. Unvali-dated redirect/fw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26cm" svg:y1="16.383cm" svg:x2="6.794cm" svg:y2="15.494cm" draw:start-shape="id11" draw:start-glue-point="1" draw:end-shape="id12" draw:end-glue-point="2" svg:d="M4826 16383l1968-889" svg:viewBox="0 0 1969 890">
          <text:p/>
        </draw:connector>
        <draw:connector draw:style-name="gr3" draw:text-style-name="P1" draw:layer="layout" draw:type="line" svg:x1="4.753cm" svg:y1="18.161cm" svg:x2="6.794cm" svg:y2="15.495cm" draw:start-shape="id13" draw:start-glue-point="1" svg:d="M4753 18161l2041-2666" svg:viewBox="0 0 2042 2667">
          <text:p/>
        </draw:connector>
        <draw:connector draw:style-name="gr3" draw:text-style-name="P1" draw:layer="layout" draw:type="line" svg:x1="4.699cm" svg:y1="19.494cm" svg:x2="6.794cm" svg:y2="15.496cm" draw:start-shape="id14" draw:start-glue-point="1" svg:d="M4699 19494l2095-3998" svg:viewBox="0 0 2096 3999">
          <text:p/>
        </draw:connector>
        <draw:connector draw:style-name="gr3" draw:text-style-name="P1" draw:layer="layout" draw:type="line" svg:x1="4.807cm" svg:y1="21.371cm" svg:x2="6.794cm" svg:y2="15.497cm" draw:start-shape="id15" draw:start-glue-point="1" svg:d="M4807 21371l1987-5874" svg:viewBox="0 0 1988 5875">
          <text:p/>
        </draw:connector>
        <draw:connector draw:style-name="gr3" draw:text-style-name="P1" draw:layer="layout" draw:type="line" svg:x1="4.742cm" svg:y1="23.203cm" svg:x2="6.794cm" svg:y2="15.498cm" draw:start-shape="id16" draw:start-glue-point="1" svg:d="M4742 23203l2052-7705" svg:viewBox="0 0 2053 7706">
          <text:p/>
        </draw:connector>
        <draw:connector draw:style-name="gr3" draw:text-style-name="P1" draw:layer="layout" draw:type="line" svg:x1="5.015cm" svg:y1="25.654cm" svg:x2="6.809cm" svg:y2="15.499cm" draw:start-shape="id17" draw:start-glue-point="1" svg:d="M5015 25654l1794-10155" svg:viewBox="0 0 1795 10156">
          <text:p/>
        </draw:connector>
        <draw:connector draw:style-name="gr3" draw:text-style-name="P1" draw:layer="layout" draw:type="line" svg:x1="5.396cm" svg:y1="25.816cm" svg:x2="6.864cm" svg:y2="15.5cm" draw:start-shape="id18" draw:start-glue-point="3" svg:d="M5396 25816l1468-10316" svg:viewBox="0 0 1469 10317">
          <text:p/>
        </draw:connector>
        <draw:connector draw:style-name="gr3" draw:text-style-name="P1" draw:layer="layout" draw:type="line" svg:x1="6.35cm" svg:y1="23.662cm" svg:x2="6.81cm" svg:y2="15.501cm" draw:start-shape="id19" draw:start-glue-point="3" svg:d="M6350 23662l460-8161" svg:viewBox="0 0 461 8162">
          <text:p/>
        </draw:connector>
        <draw:connector draw:style-name="gr3" draw:text-style-name="P1" draw:layer="layout" draw:type="line" svg:x1="9.874cm" svg:y1="25.939cm" svg:x2="6.759cm" svg:y2="15.502cm" draw:start-shape="id20" draw:start-glue-point="3" svg:d="M9874 25939l-3115-10437" svg:viewBox="0 0 3116 10438">
          <text:p/>
        </draw:connector>
        <draw:connector draw:style-name="gr3" draw:text-style-name="P1" draw:layer="layout" draw:type="line" svg:x1="10.087cm" svg:y1="24.088cm" svg:x2="6.728cm" svg:y2="15.503cm" draw:start-shape="id21" draw:start-glue-point="3" svg:d="M10087 24088l-3359-8585" svg:viewBox="0 0 3360 8586">
          <text:p/>
        </draw:connector>
        <draw:frame draw:style-name="gr4" draw:text-style-name="P4" draw:layer="layout" svg:width="3.173cm" svg:height="0.649cm" svg:x="13.337cm" svg:y="25.64cm">
          <draw:text-box>
            <text:p><text:span text:style-name="T3">See supply chain</text:span></text:p>
          </draw:text-box>
        </draw:frame>
        <draw:frame draw:style-name="gr4" draw:text-style-name="P4" draw:layer="layout" svg:width="4.613cm" svg:height="0.649cm" svg:x="0.721cm" svg:y="24.003cm">
          <draw:text-box>
            <text:p><text:span text:style-name="T3">See security guide applied</text:span></text:p>
          </draw:text-box>
        </draw:frame>
        <draw:custom-shape draw:style-name="gr2" draw:text-style-name="P3" xml:id="id22" draw:id="id22" draw:layer="layout" svg:width="6.096cm" svg:height="3.556cm" svg:x="0.762cm" svg:y="3.937cm">
          <text:p text:style-name="P1"><text:span text:style-name="T2">Most implementation vulnerabilities are due to common types of implementation errors or common misconfigurations, so countering them greatly reduces security risk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xml:id="id23" draw:id="id23" draw:layer="layout" draw:type="line" svg:x1="6.858cm" svg:y1="5.715cm" svg:x2="10.162cm" svg:y2="3.541cm" draw:start-shape="id22" svg:d="M6858 5715l3304-2174" svg:viewBox="0 0 3305 2175">
          <text:p/>
        </draw:connector>
        <draw:frame draw:style-name="gr5" draw:text-style-name="P4" draw:layer="layout" svg:width="4.318cm" svg:height="1.047cm" svg:x="16.256cm" svg:y="4.318cm">
          <draw:text-box>
            <text:p><text:span text:style-name="T3">Reduce/eliminate impact if defect exists</text:span></text:p>
          </draw:text-box>
        </draw:frame>
        <draw:custom-shape draw:style-name="gr2" draw:text-style-name="P3" xml:id="id1" draw:id="id1" draw:layer="layout" svg:width="5.207cm" svg:height="3.302cm" svg:x="5.207cm" svg:y="7.747cm">
          <text:p text:style-name="P1"><text:span text:style-name="T2">All of the most common important implementation vulnerability types (weaknesses)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6.794cm" svg:y1="12.319cm" svg:x2="7.81cm" svg:y2="11.049cm" draw:start-shape="id12" draw:start-glue-point="0" draw:end-shape="id1" draw:end-glue-point="2" svg:d="M6794 12319l1016-1270" svg:viewBox="0 0 1017 1271">
          <text:p/>
        </draw:connector>
        <draw:custom-shape draw:style-name="gr2" draw:text-style-name="P3" xml:id="id4" draw:id="id4" draw:layer="layout" svg:width="5.588cm" svg:height="2.159cm" svg:x="9.906cm" svg:y="5.207cm">
          <text:p text:style-name="P1"><text:span text:style-name="T2">All of the most common known security-relevant misconfiguration errors counter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2.7cm" svg:y1="5.207cm" svg:x2="10.162cm" svg:y2="3.541cm" draw:start-shape="id4" draw:start-glue-point="0" draw:end-shape="id23" draw:end-glue-point="3" svg:d="M12700 5207l-2538-1666" svg:viewBox="0 0 2539 1667">
          <text:p/>
        </draw:connector>
        <draw:frame draw:style-name="gr6" draw:text-style-name="P4" draw:layer="layout" svg:width="2.957cm" svg:height="0.649cm" svg:x="2.023cm" svg:y="19.898cm">
          <draw:text-box>
            <text:p><text:span text:style-name="T3">Esp. SafeBuffer</text:span></text:p>
          </draw:text-box>
        </draw:frame>
        <draw:custom-shape draw:style-name="gr2" draw:text-style-name="P3" xml:id="id24" draw:id="id24" draw:layer="layout" svg:width="3.816cm" svg:height="4.445cm" draw:transform="skewX (-0.0134390352403563) translate (1.016cm 10.16cm)">
          <text:p text:style-name="P1"><text:span text:style-name="T2">OWASP top 10 <text:s/>represents "a broad consensus [of] the most critical web application security flaws"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4.862cm" svg:y1="12.382cm" svg:x2="8.191cm" svg:y2="11.05cm" draw:start-shape="id24" draw:start-glue-point="1" svg:d="M4862 12382l3329-1332" svg:viewBox="0 0 3330 1333">
          <text:p/>
        </draw:connector>
        <draw:custom-shape draw:style-name="gr2" draw:text-style-name="P3" xml:id="id25" draw:id="id25" draw:layer="layout" svg:width="4.496cm" svg:height="0.937cm" svg:x="10.228cm" svg:y="21.961cm">
          <text:p text:style-name="P1"><text:span text:style-name="T2">11. XXE (2017 A4) 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6" draw:id="id26" draw:layer="layout" svg:width="3.48cm" svg:height="1.651cm" svg:x="10.109cm" svg:y="19.939cm">
          <text:p text:style-name="P1"><text:span text:style-name="T2">12. Insecure Deserialization (2017 A8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xml:id="id27" draw:id="id27" draw:layer="layout" svg:width="4.064cm" svg:height="1.905cm" svg:x="9.244cm" svg:y="17.353cm">
          <text:p text:style-name="P1"><text:span text:style-name="T2">13. Insufficient Logging and Monitoring (2017 A10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1" draw:layer="layout" draw:type="line" svg:x1="10.228cm" svg:y1="22.429cm" svg:x2="6.729cm" svg:y2="15.504cm" draw:start-shape="id25" draw:start-glue-point="3" svg:d="M10228 22429l-3499-6925" svg:viewBox="0 0 3500 6926">
          <text:p/>
        </draw:connector>
        <draw:connector draw:style-name="gr3" draw:text-style-name="P1" draw:layer="layout" draw:type="line" svg:x1="10.109cm" svg:y1="20.764cm" svg:x2="6.73cm" svg:y2="15.505cm" draw:start-shape="id26" draw:start-glue-point="3" svg:d="M10109 20764l-3379-5259" svg:viewBox="0 0 3380 5260">
          <text:p/>
        </draw:connector>
        <draw:connector draw:style-name="gr3" draw:text-style-name="P1" draw:layer="layout" draw:type="line" svg:x1="9.244cm" svg:y1="18.305cm" svg:x2="6.731cm" svg:y2="15.506cm" draw:start-shape="id27" draw:start-glue-point="3" svg:d="M9244 18305l-2513-2799" svg:viewBox="0 0 2514 28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635cm" fo:margin-bottom="0.635cm" fo:margin-left="0.635cm" fo:margin-right="0.635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8T18:33:54.542993444</meta:creation-date>
    <dc:date>2018-01-25T12:41:24.485964906</dc:date>
    <meta:editing-duration>PT1H48M38S</meta:editing-duration>
    <meta:editing-cycles>42</meta:editing-cycles>
    <meta:generator>LibreOffice/4.2.8.2$Linux_X86_64 LibreOffice_project/420m0$Build-2</meta:generator>
    <meta:document-statistic meta:object-count="55"/>
  </office:meta>
</office:document-meta>
</file>